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JavaScript<text:line-break/>(cont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String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Single or double quotes<text:line-break/>var x=”hello”; var y=’hello’</text:p>
              </text:list-item>
              <text:list-item>
                <text:p>Or like an Object (NOT recommended way)<text:line-break/>var x=new String(“hello”)</text:p>
              </text:list-item>
              <text:list-item>
                <text:p>Escape chars: \’ \” \\ \t \r \n ...</text:p>
              </text:list-item>
              <text:list-item>
                <text:p>Concatenating with +, long strings can be multi-lined with \ at the end of line</text:p>
              </text:list-item>
              <text:list-item>
                <text:p>String are immutable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String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.length</text:p>
              </text:list-item>
              <text:list-item>
                <text:p>.indexOf(), .lastIndexOf(), .search()</text:p>
              </text:list-item>
              <text:list-item>
                <text:p>.slice(), .substring(), .substr()</text:p>
              </text:list-item>
              <text:list-item>
                <text:p>.replace(), using /regexp/</text:p>
              </text:list-item>
              <text:list-item>
                <text:p>.toUpperCase(), .toLowerCase()</text:p>
              </text:list-item>
              <text:list-item>
                <text:p>.concat(), .trim()</text:p>
              </text:list-item>
              <text:list-item>
                <text:p>.charAt(), .charCodeAt()</text:p>
              </text:list-item>
              <text:list-item>
                <text:p>.split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Numbers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 int/long/float/double, just number (which is always 64 bit long double)</text:p>
              </text:list-item>
              <text:list-item>
                <text:p>var x=1; var y=3.14; var z=10e10; var c = 0xff;</text:p>
              </text:list-item>
              <text:list-item>
                <text:p>Will try to convert strings to numbers for all arithmetic operations (but not for +)<text:line-break/>var x=”10”; var y=”100”; var z=y/x; // == 10</text:p>
              </text:list-item>
              <text:list-item>
                <text:p>NaN - special number. isNaN() to check. typeof NaN === “number”<text:line-break/>10 / “hello”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Numbers</text:p>
          </draw:text-box>
        </draw:frame>
        <draw:frame presentation:style-name="pr7" draw:text-style-name="P1" draw:layer="layout" svg:width="25.199cm" svg:height="12.179cm" svg:x="1.4cm" svg:y="3.823cm" presentation:class="outline" presentation:user-transformed="true">
          <draw:text-box>
            <text:list text:style-name="L2">
              <text:list-item>
                <text:p>Infinity and -Infinity are numbers</text:p>
              </text:list-item>
              <text:list-item>
                <text:p>Can create Number objects (NOT recommended)<text:line-break/>var x = new Number(3.14)</text:p>
              </text:list-item>
              <text:list-item>
                <text:p text:style-name="P3"><text:span text:style-name="T1">.toString(), .toString(base)</text:span></text:p>
              </text:list-item>
              <text:list-item>
                <text:p><text:span text:style-name="T1">.</text:span>toExponential(), .toFixed(), .toPrecision()</text:p>
              </text:list-item>
              <text:list-item>
                <text:p>.valueOf() - get primitive number from object Number</text:p>
              </text:list-item>
              <text:list-item>
                <text:p text:style-name="P3">Number(str), parseInt(str), parseFloat(st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Arrays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r a = ["One", "Two", "Three"];</text:p>
              </text:list-item>
              <text:list-item>
                <text:p>var a = new Array(“One”, “Two”, “Three”); // doing the same as above</text:p>
              </text:list-item>
              <text:list-item>
                <text:p>typeof a === “object”</text:p>
              </text:list-item>
              <text:list-item>
                <text:p>.length</text:p>
              </text:list-item>
              <text:list-item>
                <text:p>.sort(), .reverse(), same with a function</text:p>
              </text:list-item>
              <text:list-item>
                <text:p>.forEach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Arrays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.push() or str[str.length] to add elements, unshift()</text:p>
              </text:list-item>
              <text:list-item>
                <text:p>.pop(), shift()</text:p>
              </text:list-item>
              <text:list-item>
                <text:p>.toString(), join(), automatic toString()</text:p>
              </text:list-item>
              <text:list-item>
                <text:p text:style-name="P3"><text:span text:style-name="T1">.splice(), .concat(), </text:span>.slice()</text:p>
              </text:list-item>
              <text:list-item>
                <text:p>.map(), .filter(), .reduce(), .every(), .some()</text:p>
              </text:list-item>
              <text:list-item>
                <text:p>.indexOf(), .lastIndexOf(), .find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Date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var d = new Date();</text:p>
              </text:list-item>
              <text:list-item>
                <text:p>var d = new Date(2020, 10, 10, 15, 05, 00, 00);</text:p>
              </text:list-item>
              <text:list-item>
                <text:p>var d = new Date("October 13, 2014 11:13:00");</text:p>
              </text:list-item>
              <text:list-item>
                <text:p>var d = new Date(100000000000); // millis</text:p>
              </text:list-item>
              <text:list-item>
                <text:p>.toString() and automatic toString()</text:p>
              </text:list-item>
              <text:list-item>
                <text:p>.toUTCString(), toDateString(), toISOString()</text:p>
              </text:list-item>
              <text:list-item>
                <text:p>Date.parse(st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Date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.getFullYear(), .getMonth(), .getDate(), .getHours(), .getMinutes(), .getSeconds(), .getMilliseconds(), .getTime(), .getDay()</text:p>
              </text:list-item>
              <text:list-item>
                <text:p>Same with UTC: .getUTCDate(), .getUTCHours() ...</text:p>
              </text:list-item>
              <text:list-item>
                <text:p>.setDate(), .setFullYear(), .setHours(), .setMilliseconds(), .setMinutes(), .setMonth(), .setSeconds(), .setTime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Math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Properties: Math.PI, Math.E, Math.SQRT2 ...</text:p>
              </text:list-item>
              <text:list-item>
                <text:p>Methods: Math.round(), Math.pow(), Math.sqrt() ...</text:p>
              </text:list-item>
              <text:list-item>
                <text:p>Math.random() - random number in [0, 1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Constructs</text:p>
          </draw:text-box>
        </draw:frame>
        <draw:frame presentation:style-name="pr7" draw:text-style-name="P1" draw:layer="layout" svg:width="25.199cm" svg:height="12.179cm" svg:x="1.27cm" svg:y="3.302cm" presentation:class="outline" presentation:user-transformed="true">
          <draw:text-box>
            <text:list text:style-name="L2">
              <text:list-item>
                <text:p>if / else / if else</text:p>
              </text:list-item>
              <text:list-item>
                <text:p>switch / case / default</text:p>
              </text:list-item>
              <text:list-item>
                <text:p>for (s1; s2; s3)</text:p>
              </text:list-item>
              <text:list-item>
                <text:p>for (in)</text:p>
              </text:list-item>
              <text:list-item>
                <text:p>for (of)</text:p>
              </text:list-item>
              <text:list-item>
                <text:p>while</text:p>
              </text:list-item>
              <text:list-item>
                <text:p>do / while</text:p>
              </text:list-item>
              <text:list-item>
                <text:p>break / continue</text:p>
              </text:list-item>
              <text:list-item>
                <text:p>th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08:06:22.449000000</meta:creation-date>
    <meta:editing-duration>PT1H14M4S</meta:editing-duration>
    <meta:editing-cycles>10</meta:editing-cycles>
    <meta:generator>LibreOffice/6.4.6.2$Linux_X86_64 LibreOffice_project/40$Build-2</meta:generator>
    <dc:title>Blue Curve</dc:title>
    <dc:date>2020-12-03T09:35:38.090990232</dc:date>
    <meta:document-statistic meta:object-count="78"/>
  </office:meta>
</office:document-meta>
</file>